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3000000863A0D49A619875AAF.png" manifest:media-type="image/png"/>
  <manifest:file-entry manifest:full-path="Pictures/100002010000046E0000012E1A1D0D842198F349.png" manifest:media-type="image/png"/>
  <manifest:file-entry manifest:full-path="Pictures/1000020100000476000000ECA191A21CAB6B464B.png" manifest:media-type="image/png"/>
  <manifest:file-entry manifest:full-path="Pictures/1000020100000447000000B60FD63CA002129B54.png" manifest:media-type="image/png"/>
  <manifest:file-entry manifest:full-path="Pictures/10000201000003F10000008284106986947AE8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e2c9" officeooo:paragraph-rsid="000f702d" style:font-weight-asian="bold" style:font-weight-complex="bold"/>
    </style:style>
    <style:style style:name="P2" style:family="paragraph" style:parent-style-name="Heading_20_1">
      <style:text-properties officeooo:paragraph-rsid="000d9a8a"/>
    </style:style>
    <style:style style:name="T1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24292e" style:font-name="apple-system" fo:font-size="1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2.189cm" draw:z-index="0"><draw:image xlink:href="Pictures/10000201000003F10000008284106986947AE859.png" xlink:type="simple" xlink:show="embed" xlink:actuate="onLoad" loext:mime-type="image/png"/></draw:frame><draw:frame draw:style-name="fr2" draw:name="Image2" text:anchor-type="paragraph" svg:x="0cm" svg:y="3.246cm" svg:width="17cm" svg:height="3.512cm" draw:z-index="1"><draw:image xlink:href="Pictures/1000020100000476000000ECA191A21CAB6B464B.png" xlink:type="simple" xlink:show="embed" xlink:actuate="onLoad" loext:mime-type="image/png"/></draw:frame><draw:frame draw:style-name="fr2" draw:name="Image3" text:anchor-type="paragraph" svg:x="0.346cm" svg:y="7.962cm" svg:width="9.816cm" svg:height="3.545cm" draw:z-index="2"><draw:image xlink:href="Pictures/1000020100000173000000863A0D49A619875AA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-0.385cm" svg:y="0.18cm" svg:width="17cm" svg:height="2.824cm" draw:z-index="3"><draw:image xlink:href="Pictures/1000020100000447000000B60FD63CA002129B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4.526cm" draw:z-index="4"><draw:image xlink:href="Pictures/100002010000046E0000012E1A1D0D842198F349.png" xlink:type="simple" xlink:show="embed" xlink:actuate="onLoad" loext:mime-type="image/png"/></draw:frame></text:p>
      <text:p text:style-name="Standard"/>
      <text:h text:style-name="P2" text:outline-level="1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0:01:37.277165862</meta:creation-date>
    <meta:generator>LibreOffice/6.4.7.2$Linux_X86_64 LibreOffice_project/40$Build-2</meta:generator>
    <dc:date>2021-11-14T19:10:03.563156262</dc:date>
    <meta:editing-duration>PT1H33M33S</meta:editing-duration>
    <meta:editing-cycles>8</meta:editing-cycles>
    <meta:document-statistic meta:table-count="0" meta:image-count="5" meta:object-count="0" meta:page-count="2" meta:paragraph-count="0" meta:word-count="0" meta:character-count="0" meta:non-whitespace-character-count="0"/>
  </office:meta>
</office:document-meta>
</file>